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32b2f" officeooo:paragraph-rsid="00132b2f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32b2f" style:font-size-asian="12pt" style:font-name-complex="Times New Roman1" style:font-size-complex="12pt"/>
    </style:style>
    <style:style style:name="P3" style:family="paragraph" style:parent-style-name="Standard">
      <style:text-properties style:font-name="Times New Roman" fo:font-size="12pt" officeooo:rsid="00132b2f" officeooo:paragraph-rsid="00132b2f" style:font-size-asian="12pt" style:font-name-complex="Times New Roman1" style:font-size-complex="12pt"/>
    </style:style>
    <style:style style:name="P4" style:family="paragraph" style:parent-style-name="Standard">
      <style:text-properties officeooo:rsid="00132b2f" officeooo:paragraph-rsid="0013d7b5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32b2f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32b2f" officeooo:paragraph-rsid="00132b2f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rsid="0013d7b5" officeooo:paragraph-rsid="0013d7b5" style:font-size-asian="12pt" style:font-name-complex="Times New Roman1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13d7b5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3d7b5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4" style:family="text">
      <style:text-properties officeooo:rsid="0013d7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X Introduction Assignment</text:p>
      <text:p text:style-name="P1">Perform the operations below. In the blanks, write the commands you use to perform</text:p>
      <text:p text:style-name="P1">each operation and answer all questions.</text:p>
      <text:p text:style-name="P1"/>
      <text:p text:style-name="P1"/>
      <text:p text:style-name="P1">Log into a UNIX computer:-<text:tab/> <text:span text:style-name="T1">login: username</text:span></text:p>
      <text:p text:style-name="P3"><text:s text:c="48"/>password: password</text:p>
      <text:p text:style-name="P1"/>
      <text:p text:style-name="P1"/>
      <text:p text:style-name="P1"/>
      <text:p text:style-name="P4">Make a directory called <text:a xlink:type="simple" xlink:href="db:-">DB:-</text:a><text:a xlink:type="simple" xlink:href="db:-mkdir"> </text:a></text:p>
      <text:p text:style-name="P4"><text:s/><text:a xlink:type="simple" xlink:href="db:-mkdir"><text:s/>mkdir</text:a> DB</text:p>
      <text:p text:style-name="P1"/>
      <text:p text:style-name="P1"/>
      <text:p text:style-name="P1"/>
      <text:p text:style-name="P1">Make DB your working directory:-cd DB</text:p>
      <text:p text:style-name="P1"/>
      <text:p text:style-name="P1"/>
      <text:p text:style-name="P1">List the name of the working directory:- $ ls </text:p>
      <text:p text:style-name="P1"/>
      <text:p text:style-name="P1"/>
      <text:p text:style-name="P1"/>
      <text:p text:style-name="P1">What is the full path name for your working directory:- pwd</text:p>
      <text:p text:style-name="P1"/>
      <text:p text:style-name="P1"/>
      <text:p text:style-name="P1"/>
      <text:p text:style-name="P1">Get into the mail program mail:- mailx mail</text:p>
      <text:p text:style-name="P1"/>
      <text:p text:style-name="P1"/>
      <text:p text:style-name="P1"/>
      <text:p text:style-name="P1">View a summary of the mail commands:- mail <text:s/>--help</text:p>
      <text:p text:style-name="P1"/>
      <text:p text:style-name="P1"/>
      <text:p text:style-name="P1"/>
      <text:p text:style-name="P1">Get out of mail help:- ctrl+c</text:p>
      <text:p text:style-name="P1"/>
      <text:p text:style-name="P1"/>
      <text:p text:style-name="P1"/>
      <text:p text:style-name="P1">Type the command to start sending yourself a mail message:-mail -s <text:span text:style-name="T4">rohan</text:span>.delgence@gmail.com</text:p>
      <text:p text:style-name="P1"/>
      <text:p text:style-name="P1"/>
      <text:p text:style-name="P1"/>
      <text:p text:style-name="P1"/>
      <text:p text:style-name="P1">Type a message of at least three lines. How do you end and send the message:-</text:p>
      <text:p text:style-name="P1"/>
      <text:p text:style-name="P3">Subject: <text:s/><text:span text:style-name="T4">test</text:span></text:p>
      <text:p text:style-name="P2"/>
      <text:p text:style-name="P2"><text:s/><text:span text:style-name="T4">hello</text:span>,</text:p>
      <text:p text:style-name="P2"><text:s text:c="6"/><text:span text:style-name="T4">chk 1 2 3</text:span></text:p>
      <text:p text:style-name="P7"/>
      <text:p text:style-name="P2"/>
      <text:p text:style-name="P3">Ctrl+D</text:p>
      <text:p text:style-name="P1"><text:soft-page-break/></text:p>
      <text:p text:style-name="P1"/>
      <text:p text:style-name="P1"/>
      <text:p text:style-name="P1"/>
      <text:p text:style-name="P1">Read mail you sent to yourself:-</text:p>
      <text:p text:style-name="P8"><text:span text:style-name="T1"><text:tab/><text:tab/><text:tab/><text:tab/><text:tab/></text:span><text:span text:style-name="T2"> mail -f rohan.delgence@gmail.com</text:span></text:p>
      <text:p text:style-name="P1"/>
      <text:p text:style-name="P1"/>
      <text:p text:style-name="P1">Save the message to yourself in a file called myfile:-</text:p>
      <text:p text:style-name="P1"/>
      <text:p text:style-name="P1"/>
      <text:p text:style-name="P1"/>
      <text:p text:style-name="P1"/>
      <text:p text:style-name="P1"/>
      <text:p text:style-name="P1"/>
      <text:p text:style-name="P1">Exit mail:-<text:span text:style-name="T1"> <text:tab/>q (when we want to save automatically to inbox)</text:span></text:p>
      <text:p text:style-name="P3"><text:s text:c="22"/><text:tab/>x (when we tell UNIX to leave the mails untouched)</text:p>
      <text:p text:style-name="P1"/>
      <text:p text:style-name="P1"/>
      <text:p text:style-name="P1"/>
      <text:p text:style-name="P1"/>
      <text:p text:style-name="P1">Display the list of files in your directory:- ls -a</text:p>
      <text:p text:style-name="P1"/>
      <text:p text:style-name="P1"/>
      <text:p text:style-name="P1"/>
      <text:p text:style-name="P1">Make a copy of myfile called mycopy:-<text:span text:style-name="T3"> cp myfile mycopy</text:span></text:p>
      <text:p text:style-name="P1"/>
      <text:p text:style-name="P1"/>
      <text:p text:style-name="P1">Display the list of files in your directory:-ls -a</text:p>
      <text:p text:style-name="P1"/>
      <text:p text:style-name="P1"/>
      <text:p text:style-name="P1"/>
      <text:p text:style-name="P1">View the online manual pages on vi:- man vi</text:p>
      <text:p text:style-name="P1"/>
      <text:p text:style-name="P1"/>
      <text:p text:style-name="P1">Abort the display:- q</text:p>
      <text:p text:style-name="P1"/>
      <text:p text:style-name="P1"/>
      <text:p text:style-name="P1"/>
      <text:p text:style-name="P1"/>
      <text:p text:style-name="P1">Using the vi editor, open myfile:- vi myfile</text:p>
      <text:p text:style-name="P1"/>
      <text:p text:style-name="P1"/>
      <text:p text:style-name="P1"/>
      <text:p text:style-name="P1">Delete lines 3-5:- <text:s text:c="2"/>sed ‘3,5 d’ myfile</text:p>
      <text:p text:style-name="P1"/>
      <text:p text:style-name="P1"/>
      <text:p text:style-name="P1"/>
      <text:p text:style-name="P1">At the beginning of the file, insert a line giving the name of the file and a blank line.</text:p>
      <text:p text:style-name="P1"/>
      <text:p text:style-name="P1"/>
      <text:p text:style-name="P1"/>
      <text:p text:style-name="P1"><text:soft-page-break/></text:p>
      <text:p text:style-name="P1">What command do you type for such an insertion:- 0</text:p>
      <text:p text:style-name="P1"/>
      <text:p text:style-name="P1"/>
      <text:p text:style-name="P1"/>
      <text:p text:style-name="P1"/>
      <text:p text:style-name="P1">What do you press to get out of insert mode:- esc</text:p>
      <text:p text:style-name="P1"/>
      <text:p text:style-name="P1"/>
      <text:p text:style-name="P1"/>
      <text:p text:style-name="P1">Delete "From" and the blank that follows "From" without deleting the entire line.</text:p>
      <text:p text:style-name="P1"/>
      <text:p text:style-name="P1"/>
      <text:p text:style-name="P1"/>
      <text:p text:style-name="P1">At the end of the last line, add "The End.":-</text:p>
      <text:p text:style-name="P1"/>
      <text:p text:style-name="P1"><text:tab/><text:span text:style-name="T1"> <text:s text:c="2"/>Step 1:- L</text:span></text:p>
      <text:p text:style-name="P2"><text:s text:c="14"/>Step 2 :- i</text:p>
      <text:p text:style-name="P3"><text:s text:c="14"/>Step 3:- <text:s/>The End</text:p>
      <text:p text:style-name="P1"/>
      <text:p text:style-name="P1"/>
      <text:p text:style-name="P1">Get out of edit mode, save (write) and quit.:- </text:p>
      <text:p text:style-name="P1"/>
      <text:p text:style-name="P1">esc+:+wq</text:p>
      <text:p text:style-name="P1"/>
      <text:p text:style-name="P1"/>
      <text:p text:style-name="P1"/>
      <text:p text:style-name="P1"/>
      <text:p text:style-name="P1"/>
      <text:p text:style-name="P1">Get back into editing the <text:a xlink:type="simple" xlink:href="../../../../-">file:-</text:a> vi myfile.txt</text:p>
      <text:p text:style-name="P1"/>
      <text:p text:style-name="P1"/>
      <text:p text:style-name="P1"/>
      <text:p text:style-name="P1"/>
      <text:p text:style-name="P1">Insert a line:-i</text:p>
      <text:p text:style-name="P1"/>
      <text:p text:style-name="P1"/>
      <text:p text:style-name="P1"/>
      <text:p text:style-name="P1">Quit the editor without saving:- </text:p>
      <text:p text:style-name="P1"><text:tab/>:!q</text:p>
      <text:p text:style-name="P1"/>
      <text:p text:style-name="P1"/>
      <text:p text:style-name="P1"/>
      <text:p text:style-name="P1">Display the <text:a xlink:type="simple" xlink:href="../../../../-">file:-</text:a> cat myfile.txt</text:p>
      <text:p text:style-name="P1"/>
      <text:p text:style-name="P1"/>
      <text:p text:style-name="P1">Display the list of files with permissions:- ls -l</text:p>
      <text:p text:style-name="P1"/>
      <text:p text:style-name="P1"/>
      <text:p text:style-name="P1">What are the permissions:- <text:span text:style-name="T1"><text:s/>r (read), w(write), x(execute).</text:span></text:p>
      <text:p text:style-name="P1"/>
      <text:p text:style-name="P1"/>
      <text:p text:style-name="P1"><text:soft-page-break/></text:p>
      <text:p text:style-name="P1">Move mycopy to your home directory:- <text:span text:style-name="T1">mv mycopy ..</text:span></text:p>
      <text:p text:style-name="P1"/>
      <text:p text:style-name="P1"/>
      <text:p text:style-name="P1"/>
      <text:p text:style-name="P1">Move to the home directory:- cd ..</text:p>
      <text:p text:style-name="P1"/>
      <text:p text:style-name="P1"/>
      <text:p text:style-name="P1">Delete mycopy:- sudo <text:span text:style-name="T1">rm mycopy</text:span></text:p>
      <text:p text:style-name="P1"/>
      <text:p text:style-name="P1"/>
      <text:p text:style-name="P1"/>
      <text:p text:style-name="P1"/>
      <text:p text:style-name="P1">Send a message to the professor using a UNIX mail system. Indicate problems and</text:p>
      <text:p text:style-name="P1">questions related to this assignment. Also, indicate the concept(s) and command(s) you</text:p>
      <text:p text:style-name="P1">found most difficult.</text:p>
      <text:p text:style-name="P1">Log out</text:p>
      <text:p text:style-name="P1">To recap, this assignment covered the following UNIX commands and concepts:</text:p>
      <text:p text:style-name="P1">• Login and logout</text:p>
      <text:p text:style-name="P1">• Home, working, and parent directories and hanging the working directory</text:p>
      <text:p text:style-name="P1">• Listing the contents of a directory</text:p>
      <text:p text:style-name="P1">• Copying files</text:p>
      <text:p text:style-name="P1">• Deleting files</text:p>
      <text:p text:style-name="P1">• Editing with vi</text:p>
      <text:p text:style-name="P1">• Email with mail</text:p>
      <text:p text:style-name="P1"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1:55:45.357705368</meta:creation-date>
    <dc:date>2016-07-25T12:23:45.720285455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4" meta:paragraph-count="64" meta:word-count="445" meta:character-count="2586" meta:non-whitespace-character-count="2075"/>
  </office:meta>
</office:document-meta>
</file>